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WebSessionIdResolverTests.resolveSessionIdsWhenMultipleIdsThenId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WebSessionIdResolverTests.expireWhenAfterSetSessionIdThenSetsEmpty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WebSessionIdResolverTests.resolveSessionIdsWhenIdThenId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WebSessionIdResolverTests.expireWhenMultipleInvocationThenSetsSingleEmpty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WebSessionIdResolverTests.setSessionIdWhenCustomHeaderNameThenSets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WebSessionIdResolverTests.expireWhenValidThenSetsEmpty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WebSessionIdResolverTests.setSessionIdWhenValidThenSets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WebSessionIdResolverTests.setSessionIdWhenNullIdThen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WebSessionIdResolverTests.resolveSessionIdsWhenNoIdsThen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WebSessionIdResolverTests.setSessionIdWhenMultipleThenSetsSingl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